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70.11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text:p>
            <text:p>MTM:type=forest|swamp|mountain|plains:tag=pathtobaron:You enter {namewiththe}.</text:p>
            <text:p>AWF:type=fortress:tag=baronhome:You arrive at {namewiththe}.</text:p>
            <text:p>MF:pathtobaron:You go outside into {namewiththe}.</text:p>
            <text:p>CTRT:hometown:You return to {namewiththe}.</text:p>
            <text:p>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3">00/00/0000</text:date>, <text:time style:data-style-name="N2" text:time-value="10:45:04.79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3T10:47:29.786000000</dc:date>
    <meta:editing-cycles>422</meta:editing-cycles>
    <meta:editing-duration>P7DT18H31M53S</meta:editing-duration>
    <meta:generator>LibreOffice/6.3.3.2$Windows_X86_64 LibreOffice_project/a64200df03143b798afd1ec74a12ab50359878ed</meta:generator>
    <meta:document-statistic meta:table-count="1" meta:cell-count="249" meta:object-count="0"/>
  </office:meta>
</office:document-meta>
</file>